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style:font-name="DejaVu Sans"/>
    </style:style>
    <style:style style:name="T1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ize="11.25pt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style:font-name="inherit" fo:font-size="11.2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background-color="transparent" loext:char-shading-value="0" loext:padding="0cm" loext:border="none"/>
    </style:style>
    <style:style style:name="T7" style:family="text">
      <style:text-properties fo:font-variant="normal" fo:text-transform="none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font-size="11.25pt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font-size="11.2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1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style:font-name="Abyssinica SIL" fo:font-size="11.25pt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style:font-name="Noto Sans CJK SC DemiLight" fo:font-size="11.25pt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font-name="DejaVu Sans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style:font-name="DejaVu Sans" fo:font-size="11.2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style:font-name="DejaVu Sans" fo:font-size="11.25pt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style:font-name="DejaVu Sans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DejaVu Sans" fo:letter-spacing="normal" fo:background-color="transparent" loext:char-shading-value="0" loext:padding="0cm" loext:border="none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font-size="10.5pt" style:font-size-asian="9.14999961853027pt" style:font-size-complex="10.5pt"/>
    </style:style>
    <style:style style:name="T21" style:family="text">
      <style:text-properties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4">print</text:span></text:span><text:span text:style-name="Source_20_Text"><text:span text:style-name="T15">(</text:span></text:span><text:span text:style-name="Source_20_Text"><text:span text:style-name="T14">'\t\t\t BMI Calculator'</text:span></text:span><text:span text:style-name="Source_20_Text"><text:span text:style-name="T15">)</text:span></text:span></text:p>
      <text:p text:style-name="P3"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\t\t\t By Abdinasir Hussein'</text:span></text:span><text:span text:style-name="Source_20_Text"><text:span text:style-name="T17">)</text:span></text:span></text:p>
      <text:p text:style-name="P3"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\n Hello, this is a BMI Calculator!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4">input</text:span></text:span><text:span text:style-name="Source_20_Text"><text:span text:style-name="T17">(</text:span></text:span><text:span text:style-name="Source_20_Text"><text:span text:style-name="T14">'Do you wish to enter metric units or imperial units: 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4">while</text:span></text:span><text:span text:style-name="Source_20_Text"><text:span text:style-name="T17"> </text:span></text:span><text:span text:style-name="Source_20_Text"><text:span text:style-name="T14">input</text:span></text:span><text:span text:style-name="Source_20_Text"><text:span text:style-name="T17"> == </text:span></text:span><text:span text:style-name="Source_20_Text"><text:span text:style-name="T14">'metric'</text:span></text:span><text:span text:style-name="Source_20_Text"><text:span text:style-name="T17">:</text:span></text:span></text:p>
      <text:p text:style-name="P3"><text:span text:style-name="Source_20_Text"><text:span text:style-name="T18"><text:s text:c="4"/></text:span></text:span><text:span text:style-name="Source_20_Text"><text:span text:style-name="T17">height = </text:span></text:span><text:span text:style-name="Source_20_Text"><text:span text:style-name="T14">float</text:span></text:span><text:span text:style-name="Source_20_Text"><text:span text:style-name="T17">(</text:span></text:span><text:span text:style-name="Source_20_Text"><text:span text:style-name="T14">input</text:span></text:span><text:span text:style-name="Source_20_Text"><text:span text:style-name="T17">(</text:span></text:span><text:span text:style-name="Source_20_Text"><text:span text:style-name="T14">'Please enter your height input meters(decimals): '</text:span></text:span><text:span text:style-name="Source_20_Text"><text:span text:style-name="T17">))</text:span></text:span></text:p>
      <text:p text:style-name="P3"><text:span text:style-name="Source_20_Text"><text:span text:style-name="T18"><text:s text:c="4"/></text:span></text:span><text:span text:style-name="Source_20_Text"><text:span text:style-name="T17">weight = </text:span></text:span><text:span text:style-name="Source_20_Text"><text:span text:style-name="T14">int</text:span></text:span><text:span text:style-name="Source_20_Text"><text:span text:style-name="T17">(</text:span></text:span><text:span text:style-name="Source_20_Text"><text:span text:style-name="T14">input</text:span></text:span><text:span text:style-name="Source_20_Text"><text:span text:style-name="T17">(</text:span></text:span><text:span text:style-name="Source_20_Text"><text:span text:style-name="T14">'Please enter your weight input kg: '</text:span></text:span><text:span text:style-name="Source_20_Text"><text:span text:style-name="T17">))</text:span></text:span></text:p>
      <text:p text:style-name="P5"><text:span text:style-name="Source_20_Text"><text:span text:style-name="T18"><text:s text:c="4"/></text:span></text:span><text:span text:style-name="Source_20_Text"><text:span text:style-name="T17">bmi = weight/(height*height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if</text:span></text:span><text:span text:style-name="Source_20_Text"><text:span text:style-name="T17"> bmi &lt;= </text:span></text:span><text:span text:style-name="Source_20_Text"><text:span text:style-name="T14">18.5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underweight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if</text:span></text:span><text:span text:style-name="Source_20_Text"><text:span text:style-name="T17"> bmi &gt; </text:span></text:span><text:span text:style-name="Source_20_Text"><text:span text:style-name="T14">18.5</text:span></text:span><text:span text:style-name="Source_20_Text"><text:span text:style-name="T17"> </text:span></text:span><text:span text:style-name="Source_20_Text"><text:span text:style-name="T14">and</text:span></text:span><text:span text:style-name="Source_20_Text"><text:span text:style-name="T17"> bmi &lt; </text:span></text:span><text:span text:style-name="Source_20_Text"><text:span text:style-name="T14">25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normal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if</text:span></text:span><text:span text:style-name="Source_20_Text"><text:span text:style-name="T17"> bmi &gt; </text:span></text:span><text:span text:style-name="Source_20_Text"><text:span text:style-name="T14">25</text:span></text:span><text:span text:style-name="Source_20_Text"><text:span text:style-name="T17"> </text:span></text:span><text:span text:style-name="Source_20_Text"><text:span text:style-name="T14">and</text:span></text:span><text:span text:style-name="Source_20_Text"><text:span text:style-name="T17"> bmi &lt; </text:span></text:span><text:span text:style-name="Source_20_Text"><text:span text:style-name="T14">30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overweight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if</text:span></text:span><text:span text:style-name="Source_20_Text"><text:span text:style-name="T17"> bmi &gt; </text:span></text:span><text:span text:style-name="Source_20_Text"><text:span text:style-name="T14">30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obese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se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There is an error with your input'</text:span></text:span><text:span text:style-name="Source_20_Text"><text:span text:style-name="T17">)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Please check you have entered whole numbers\n'</text:span></text:span></text:p>
      <text:p text:style-name="P3"><text:span text:style-name="Source_20_Text"><text:span text:style-name="T18"><text:s text:c="14"/></text:span></text:span><text:span text:style-name="Source_20_Text"><text:span text:style-name="T14">'and decimals were asked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4">while</text:span></text:span><text:span text:style-name="Source_20_Text"><text:span text:style-name="T17"> </text:span></text:span><text:span text:style-name="Source_20_Text"><text:span text:style-name="T14">input</text:span></text:span><text:span text:style-name="Source_20_Text"><text:span text:style-name="T17"> == </text:span></text:span><text:span text:style-name="Source_20_Text"><text:span text:style-name="T14">'imperial'</text:span></text:span><text:span text:style-name="Source_20_Text"><text:span text:style-name="T17">:</text:span></text:span></text:p>
      <text:p text:style-name="P3"><text:span text:style-name="Source_20_Text"><text:span text:style-name="T18"><text:s text:c="4"/></text:span></text:span><text:span text:style-name="Source_20_Text"><text:span text:style-name="T17">height = </text:span></text:span><text:span text:style-name="Source_20_Text"><text:span text:style-name="T14">int</text:span></text:span><text:span text:style-name="Source_20_Text"><text:span text:style-name="T17">(</text:span></text:span><text:span text:style-name="Source_20_Text"><text:span text:style-name="T14">input</text:span></text:span><text:span text:style-name="Source_20_Text"><text:span text:style-name="T17">(</text:span></text:span><text:span text:style-name="Source_20_Text"><text:span text:style-name="T14">'Please enter your height input inputches(whole number): '</text:span></text:span><text:span text:style-name="Source_20_Text"><text:span text:style-name="T17">))</text:span></text:span></text:p>
      <text:p text:style-name="P3"><text:span text:style-name="Source_20_Text"><text:span text:style-name="T18"><text:s text:c="4"/></text:span></text:span><text:span text:style-name="Source_20_Text"><text:span text:style-name="T17">weight = </text:span></text:span><text:span text:style-name="Source_20_Text"><text:span text:style-name="T14">int</text:span></text:span><text:span text:style-name="Source_20_Text"><text:span text:style-name="T17">(</text:span></text:span><text:span text:style-name="Source_20_Text"><text:span text:style-name="T14">input</text:span></text:span><text:span text:style-name="Source_20_Text"><text:span text:style-name="T17">(</text:span></text:span><text:span text:style-name="Source_20_Text"><text:span text:style-name="T14">'Please enter your weight input pounds(whole number): '</text:span></text:span><text:span text:style-name="Source_20_Text"><text:span text:style-name="T17">))</text:span></text:span></text:p>
      <text:p text:style-name="P3"><text:span text:style-name="Source_20_Text"><text:span text:style-name="T18"><text:s text:c="4"/></text:span></text:span><text:span text:style-name="Source_20_Text"><text:span text:style-name="T17">bmi = (weight*</text:span></text:span><text:span text:style-name="Source_20_Text"><text:span text:style-name="T14">703</text:span></text:span><text:span text:style-name="Source_20_Text"><text:span text:style-name="T17">)/(height*height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if</text:span></text:span><text:span text:style-name="Source_20_Text"><text:span text:style-name="T17"> bmi &lt;= </text:span></text:span><text:span text:style-name="Source_20_Text"><text:span text:style-name="T14">18.5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underweight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if</text:span></text:span><text:span text:style-name="Source_20_Text"><text:span text:style-name="T17"> bmi &gt; </text:span></text:span><text:span text:style-name="Source_20_Text"><text:span text:style-name="T14">18.5</text:span></text:span><text:span text:style-name="Source_20_Text"><text:span text:style-name="T17"> </text:span></text:span><text:span text:style-name="Source_20_Text"><text:span text:style-name="T14">and</text:span></text:span><text:span text:style-name="Source_20_Text"><text:span text:style-name="T17"> bmi &lt; </text:span></text:span><text:span text:style-name="Source_20_Text"><text:span text:style-name="T14">25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normal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if</text:span></text:span><text:span text:style-name="Source_20_Text"><text:span text:style-name="T17"> bmi &gt; </text:span></text:span><text:span text:style-name="Source_20_Text"><text:span text:style-name="T14">25</text:span></text:span><text:span text:style-name="Source_20_Text"><text:span text:style-name="T17"> </text:span></text:span><text:span text:style-name="Source_20_Text"><text:span text:style-name="T14">and</text:span></text:span><text:span text:style-name="Source_20_Text"><text:span text:style-name="T17"> bmi &lt; </text:span></text:span><text:span text:style-name="Source_20_Text"><text:span text:style-name="T14">30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overweight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if</text:span></text:span><text:span text:style-name="Source_20_Text"><text:span text:style-name="T17"> bmi &gt; </text:span></text:span><text:span text:style-name="Source_20_Text"><text:span text:style-name="T14">30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Your BMI is'</text:span></text:span><text:span text:style-name="Source_20_Text"><text:span text:style-name="T17">, bmi,</text:span></text:span><text:span text:style-name="Source_20_Text"><text:span text:style-name="T14">'which means you are obese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8"><text:s text:c="4"/></text:span></text:span><text:span text:style-name="Source_20_Text"><text:span text:style-name="T14">else</text:span></text:span><text:span text:style-name="Source_20_Text"><text:span text:style-name="T17">: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There is an error with your input'</text:span></text:span><text:span text:style-name="Source_20_Text"><text:span text:style-name="T17">)</text:span></text:span></text:p>
      <text:p text:style-name="P3"><text:span text:style-name="Source_20_Text"><text:span text:style-name="T18"><text:s text:c="8"/></text:span></text:span><text:span text:style-name="Source_20_Text"><text:span text:style-name="T14">print</text:span></text:span><text:span text:style-name="Source_20_Text"><text:span text:style-name="T17">(</text:span></text:span><text:span text:style-name="Source_20_Text"><text:span text:style-name="T14">'Please check you have entered whole numbers\n'</text:span></text:span></text:p>
      <text:p text:style-name="P3"><text:span text:style-name="Source_20_Text"><text:span text:style-name="T18"><text:s text:c="14"/></text:span></text:span><text:span text:style-name="Source_20_Text"><text:span text:style-name="T14">'and decimals were asked.'</text:span></text:span><text:span text:style-name="Source_20_Text"><text:span text:style-name="T17">)</text:span></text:span></text:p>
      <text:p text:style-name="P6"/>
      <text:p text:style-name="P3"><text:span text:style-name="Source_20_Text"><text:span text:style-name="T14">input</text:span></text:span><text:span text:style-name="Source_20_Text"><text:span text:style-name="T17">(</text:span></text:span><text:span text:style-name="Source_20_Text"><text:span text:style-name="T14">'\n\nPlease press enter to exit.'</text:span></text:span><text:span text:style-name="Source_20_Text"><text:span text:style-name="T17">)</text:span></text:span></text:p>
      <text:p text:style-name="P2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9T10:30:27.117631405</meta:creation-date>
    <dc:date>2022-10-29T10:33:21.702538253</dc:date>
    <meta:editing-duration>PT2M55S</meta:editing-duration>
    <meta:editing-cycles>1</meta:editing-cycles>
    <meta:document-statistic meta:table-count="0" meta:image-count="0" meta:object-count="0" meta:page-count="1" meta:paragraph-count="37" meta:word-count="228" meta:character-count="1658" meta:non-whitespace-character-count="1279"/>
    <meta:generator>LibreOffice/5.1.6.2$Linux_X86_64 LibreOffice_project/10m0$Build-2</meta:generator>
  </office:meta>
</office:document-meta>
</file>